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Dissipativ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Vmax = 0.01</text:p>
          </table:table-cell>
          <table:table-cell office:value-type="string" calcext:value-type="string">
            <text:p>Mean</text:p>
          </table:table-cell>
          <table:table-cell office:value-type="float" office:value="0.0559498442047" calcext:value-type="float">
            <text:p>0.0559498442</text:p>
          </table:table-cell>
          <table:table-cell office:value-type="float" office:value="0.0516082394903" calcext:value-type="float">
            <text:p>0.0516082395</text:p>
          </table:table-cell>
          <table:table-cell office:value-type="float" office:value="0.054110661918" calcext:value-type="float">
            <text:p>0.0541106619</text:p>
          </table:table-cell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0.00658352375146" calcext:value-type="float">
            <text:p>0.0065835238</text:p>
          </table:table-cell>
          <table:table-cell office:value-type="float" office:value="0.00990113411059" calcext:value-type="float">
            <text:p>0.0099011341</text:p>
          </table:table-cell>
          <table:table-cell office:value-type="float" office:value="0.0087061455576" calcext:value-type="float">
            <text:p>0.0087061456</text:p>
          </table:table-cell>
          <table:table-cell/>
        </table:table-row>
        <table:table-row table:style-name="ro1">
          <table:table-cell office:value-type="string" calcext:value-type="string">
            <text:p>Vmax = 0.1</text:p>
          </table:table-cell>
          <table:table-cell office:value-type="string" calcext:value-type="string">
            <text:p>Mean</text:p>
          </table:table-cell>
          <table:table-cell table:number-columns-repeated="3"/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24T07:30:12.079043987</dc:date>
    <meta:editing-duration>PT1M19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